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2">Window</text:h>
      <text:p text:style-name="Text_20_body"><draw:frame draw:style-name="fr1" draw:name="graphics1" text:anchor-type="paragraph" svg:width="6.458cm" svg:height="1.57cm" draw:z-index="0"><draw:image xlink:href="../images/window.jpg" xlink:type="simple" xlink:show="embed" xlink:actuate="onLoad"/></draw:frame>A window.</text:p>
      <text:h text:style-name="Heading_20_3" text:outline-level="3"><draw:frame draw:style-name="fr1" draw:name="graphics3" text:anchor-type="paragraph" svg:width="15.06cm" svg:height="5.881cm" draw:z-index="1"><draw:image xlink:href="../images/window-css.jpg" xlink:type="simple" xlink:show="embed" xlink:actuate="onLoad"/></draw:frame></text:h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2">div.embedded</text:span></text:span></text:p>
          </table:table-cell>
          <table:table-cell table:style-name="Table17.A2" office:value-type="string">
            <text:p text:style-name="P1">The outline of window</text:p>
          </table:table-cell>
          <table:table-cell table:style-name="Table17.C2" office:value-type="string">
            <text:p text:style-name="P1"><text:span text:style-name="Source_20_Text"><text:span text:style-name="T2">margin: 0;</text:span></text:span></text:p>
            <text:p text:style-name="P1"><text:span text:style-name="Source_20_Text"><text:span text:style-name="T2">padding: 0;</text:span></text:span></text:p>
          </table:table-cell>
        </table:table-row>
        <table:table-row>
          <table:table-cell table:style-name="Table17.A2" office:value-type="string">
            <text:p text:style-name="P7">td.lwt-embedded</text:p>
          </table:table-cell>
          <table:table-cell table:style-name="Table17.A2" office:value-type="string">
            <text:p text:style-name="P1">The left part of window caption</text:p>
          </table:table-cell>
          <table:table-cell table:style-name="Table17.C2" office:value-type="string">
            <text:p text:style-name="P5">font-size: small;</text:p>
            <text:p text:style-name="P5">padding: 4px 0 3px 0; </text:p>
            <text:p text:style-name="P4"><text:span text:style-name="T1">margin: 0 0 2px 0;</text:span></text:p>
            <text:p text:style-name="P4"><text:span text:style-name="T1">color: white;</text:span></text:p>
          </table:table-cell>
        </table:table-row>
        <table:table-row>
          <table:table-cell table:style-name="Table17.A2" office:value-type="string">
            <text:p text:style-name="P7">td.mwt-embedded</text:p>
          </table:table-cell>
          <table:table-cell table:style-name="Table17.A2" office:value-type="string">
            <text:p text:style-name="P1">The middle part of window caption</text:p>
          </table:table-cell>
          <table:table-cell table:style-name="Table17.C2" office:value-type="string">
            <text:p text:style-name="P5">font-size: small;</text:p>
            <text:p text:style-name="P5">padding: 4px 0 3px 0;</text:p>
            <text:p text:style-name="P5">margin: 0 0 2px 0;</text:p>
            <text:p>color: white;</text:p>
          </table:table-cell>
        </table:table-row>
        <table:table-row>
          <table:table-cell table:style-name="Table17.A2" office:value-type="string">
            <text:p text:style-name="P7">td.rwt-embedded</text:p>
          </table:table-cell>
          <table:table-cell table:style-name="Table17.A2" office:value-type="string">
            <text:p text:style-name="P1">The right part of window caption</text:p>
          </table:table-cell>
          <table:table-cell table:style-name="Table17.C2" office:value-type="string">
            <text:p text:style-name="P5">font-size: small;</text:p>
            <text:p>padding: 4px 0 3px 0;</text:p>
            <text:p>margin: 0 0 2px 0;</text:p>
            <text:p>color: white;</text:p>
          </table:table-cell>
        </table:table-row>
        <table:table-row>
          <table:table-cell table:style-name="Table17.A2" office:value-type="string">
            <text:p text:style-name="P7">div.wc-embedded</text:p>
          </table:table-cell>
          <table:table-cell table:style-name="Table17.A2" office:value-type="string">
            <text:p text:style-name="P1">The body part of window</text:p>
          </table:table-cell>
          <table:table-cell table:style-name="Table17.C2" office:value-type="string">
            <text:p text:style-name="P5">Margin: 0;</text:p>
            <text:p text:style-name="P5">padding: 3px;</text:p>
            <text:p text:style-name="P5">border: 1px solid #6082ac;</text:p>
          </table:table-cell>
        </table:table-row>
      </table:table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1-10T10:28:37</meta:creation-date>
    <dc:date>2008-05-30T08:33:01</dc:date>
    <dc:language>en-US</dc:language>
    <meta:editing-cycles>22</meta:editing-cycles>
    <meta:editing-duration>PT2H23M3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32" meta:word-count="106" meta:character-count="562"/>
  </office:meta>
</office:document-meta>
</file>